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9e894" officeooo:paragraph-rsid="000ba0ac"/>
    </style:style>
    <style:style style:name="P2" style:family="paragraph" style:parent-style-name="Standard">
      <style:text-properties officeooo:rsid="000ba0ac" officeooo:paragraph-rsid="000ba0ac"/>
    </style:style>
    <style:style style:name="P3" style:family="paragraph" style:parent-style-name="Standard">
      <style:text-properties officeooo:rsid="000c3156" officeooo:paragraph-rsid="000c3156"/>
    </style:style>
    <style:style style:name="P4" style:family="paragraph" style:parent-style-name="Standard">
      <style:text-properties officeooo:rsid="000e23e7" officeooo:paragraph-rsid="000e23e7"/>
    </style:style>
    <style:style style:name="P5" style:family="paragraph" style:parent-style-name="Standard">
      <style:text-properties officeooo:rsid="000f8d3f" officeooo:paragraph-rsid="000f8d3f"/>
    </style:style>
    <style:style style:name="P6" style:family="paragraph" style:parent-style-name="Standard">
      <style:text-properties officeooo:rsid="0011face" officeooo:paragraph-rsid="0011face"/>
    </style:style>
    <style:style style:name="P7" style:family="paragraph" style:parent-style-name="Standard">
      <style:text-properties officeooo:rsid="00148823" officeooo:paragraph-rsid="00148823"/>
    </style:style>
    <style:style style:name="P8" style:family="paragraph" style:parent-style-name="Standard">
      <style:text-properties officeooo:rsid="0015e94a" officeooo:paragraph-rsid="0015e94a"/>
    </style:style>
    <style:style style:name="T1" style:family="text">
      <style:text-properties officeooo:rsid="000ba0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mands</text:p>
      <text:p text:style-name="P1"><text:span text:style-name="T1"><text:tab/>- Register user &gt;username &gt;Password</text:span></text:p>
      <text:p text:style-name="P1"><text:span text:style-name="T1"><text:tab/>- Login user &gt;username &gt;password</text:span></text:p>
      <text:p text:style-name="P1"><text:span text:style-name="T1"><text:tab/>- Create Database &gt;database</text:span></text:p>
      <text:p text:style-name="P2"><text:tab/>- Connect Database &gt;database</text:p>
      <text:p text:style-name="P3"><text:tab/>- Exit</text:p>
      <text:p text:style-name="P3">-</text:p>
      <text:p text:style-name="P3"/>
      <text:p text:style-name="P4">Fatal Mistakes</text:p>
      <text:p text:style-name="P4">- Delete</text:p>
      <text:p text:style-name="P4">- Update</text:p>
      <text:p text:style-name="P4">- Insert</text:p>
      <text:p text:style-name="P4">- PK</text:p>
      <text:p text:style-name="P4">- Select</text:p>
      <text:p text:style-name="P4"/>
      <text:p text:style-name="P4"/>
      <text:p text:style-name="P8">password can’t contain a comma</text:p>
      <text:p text:style-name="P6">each database has 2 files: metadata and data</text:p>
      <text:p text:style-name="P7">NOTE: Changing any of the data inside the files may lead to data corruption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6T02:19:09.707385282</meta:creation-date>
    <dc:date>2024-01-07T05:50:11.332762542</dc:date>
    <meta:editing-duration>PT20H8M7S</meta:editing-duration>
    <meta:editing-cycles>9</meta:editing-cycles>
    <meta:generator>LibreOffice/5.3.6.1$Linux_X86_64 LibreOffice_project/30$Build-1</meta:generator>
    <meta:document-statistic meta:table-count="0" meta:image-count="0" meta:object-count="0" meta:page-count="1" meta:paragraph-count="16" meta:word-count="61" meta:character-count="343" meta:non-whitespace-character-count="293"/>
  </office:meta>
</office:document-meta>
</file>